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134" officeooo:paragraph-rsid="00195134"/>
    </style:style>
    <style:style style:name="P2" style:family="paragraph" style:parent-style-name="Standard">
      <style:paragraph-properties fo:text-align="start" style:justify-single-word="false"/>
      <style:text-properties officeooo:rsid="00195134" officeooo:paragraph-rsid="0019513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5134" officeooo:paragraph-rsid="00195134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95134" officeooo:paragraph-rsid="00195134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95134" officeooo:paragraph-rsid="00195134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b6467" officeooo:paragraph-rsid="001b64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 and Memory Testing Outline</text:p>
      <text:p text:style-name="P1"/>
      <text:p text:style-name="P1">Questions:</text:p>
      <text:p text:style-name="P1">how often to collect ‘like’ ratings?</text:p>
      <text:p text:style-name="P1">how often to do old vs new test?</text:p>
      <text:p text:style-name="P1"/>
      <text:p text:style-name="P2">Scan Session 1 </text:p>
      <text:list xml:id="list7716538189643405275" text:style-name="L1">
        <text:list-item>
          <text:p text:style-name="P3">pre scan</text:p>
          <text:list>
            <text:list-item>
              <text:p text:style-name="P3">LOI</text:p>
            </text:list-item>
            <text:list-item>
              <text:p text:style-name="P3">consent</text:p>
            </text:list-item>
            <text:list-item>
              <text:p text:style-name="P3">demographic questionnaire</text:p>
            </text:list-item>
            <text:list-item>
              <text:p text:style-name="P3">full set of lyric modification questions</text:p>
            </text:list-item>
          </text:list>
        </text:list-item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3">‘like’ ratings (play bits of songs to remind participant)</text:p>
            </text:list-item>
          </text:list>
        </text:list-item>
      </text:list>
      <text:p text:style-name="P2"/>
      <text:p text:style-name="P2">Lab Session 1</text:p>
      <text:list xml:id="list5541487313372504673" text:style-name="L2">
        <text:list-item>
          <text:p text:style-name="P4">Listen to each song</text:p>
        </text:list-item>
        <text:list-item>
          <text:p text:style-name="P4">After each song, describe associations</text:p>
        </text:list-item>
        <text:list-item>
          <text:p text:style-name="P4">After each song collect ‘like’ ratings</text:p>
        </text:list-item>
        <text:list-item>
          <text:p text:style-name="P4">subset of lyric modification questions</text:p>
        </text:list-item>
        <text:list-item>
          <text:p text:style-name="P4">old vs new test?</text:p>
        </text:list-item>
      </text:list>
      <text:p text:style-name="P2"/>
      <text:p text:style-name="P2">Lab Session 2</text:p>
      <text:list xml:id="list123606653014891605" text:style-name="L3">
        <text:list-item>
          <text:p text:style-name="P5">Listen to each song</text:p>
        </text:list-item>
        <text:list-item>
          <text:p text:style-name="P5">subset of lyric modification questions</text:p>
        </text:list-item>
        <text:list-item>
          <text:p text:style-name="P5">old vs new test?</text:p>
        </text:list-item>
        <text:list-item>
          <text:p text:style-name="P6">GMSI?</text:p>
        </text:list-item>
      </text:list>
      <text:p text:style-name="P2"/>
      <text:p text:style-name="P2">Lab Session 3</text:p>
      <text:list xml:id="list111604268208825" text:continue-numbering="true" text:style-name="L3">
        <text:list-item>
          <text:p text:style-name="P5">Listen to each song</text:p>
        </text:list-item>
        <text:list-item>
          <text:p text:style-name="P5">subset of lyric modification questions</text:p>
        </text:list-item>
        <text:list-item>
          <text:p text:style-name="P5">old vs new test?</text:p>
        </text:list-item>
      </text:list>
      <text:p text:style-name="P2"/>
      <text:p text:style-name="P2">Lab Session 4</text:p>
      <text:list xml:id="list111603619863881" text:continue-numbering="true" text:style-name="L3">
        <text:list-item>
          <text:p text:style-name="P5">Listen to each song</text:p>
        </text:list-item>
        <text:list-item>
          <text:p text:style-name="P5">After each song collect ‘like’ ratings</text:p>
        </text:list-item>
        <text:list-item>
          <text:p text:style-name="P5">subset of lyric modification questions</text:p>
        </text:list-item>
        <text:list-item>
          <text:p text:style-name="P5">old vs new test?</text:p>
        </text:list-item>
      </text:list>
      <text:p text:style-name="P2"/>
      <text:p text:style-name="P2">Scan Session 2</text:p>
      <text:list xml:id="list111605217117438" text:continue-list="list7716538189643405275" text:style-name="L1"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3">full set of lyric modification questions</text:p>
            </text:list-item>
            <text:list-item>
              <text:p text:style-name="P3">full set of old vs new test</text:p>
            </text:list-item>
            <text:list-item>
              <text:p text:style-name="P3">‘like’ ratings (play bits of songs to remind participan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5-23T09:58:21.725910000</meta:creation-date>
    <dc:date>2017-05-23T10:30:06.485725000</dc:date>
    <dc:creator>A Sternin</dc:creator>
    <meta:editing-duration>PT21M40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39" meta:word-count="188" meta:character-count="931" meta:non-whitespace-character-count="810"/>
  </office:meta>
</office:document-meta>
</file>